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OldHung" svg:font-family="'Noto Sans OldHung'" style:font-family-generic="swiss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fc56"/>
    </style:style>
    <style:style style:name="P2" style:family="paragraph" style:parent-style-name="Standard">
      <style:text-properties officeooo:paragraph-rsid="001ffc5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ffc56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 Light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OldHung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94093939645744" text:id="ct94093939645744">
          <text:deletion>
            <office:change-info>
              <dc:creator>Unknown Author</dc:creator>
              <dc:date>2021-02-19T15:53:17</dc:date>
            </office:change-info>
            <text:p text:style-name="P1"><text:bookmark-start text:name="__Annotation__53_2798858032____1"/><text:bookmark-start text:name="__Annotation__19_2798858032____1"/><text:span text:style-name="T1">i</text:span><text:bookmark-end text:name="__Annotation__53_2798858032____1"/><text:bookmark-end text:name="__Annotation__19_2798858032____1"/><text:span text:style-name="T1">psum</text:span></text:p>
          </text:deletion>
        </text:changed-region>
        <text:changed-region xml:id="ct94093967017584" text:id="ct94093967017584">
          <text:insertion>
            <office:change-info>
              <dc:creator>nl</dc:creator>
              <dc:date>2021-02-24T13:48:00</dc:date>
            </office:change-info>
          </text:insertion>
        </text:changed-region>
        <text:changed-region xml:id="ct94093967018560" text:id="ct94093967018560">
          <text:deletion>
            <office:change-info>
              <dc:creator>Unknown Author</dc:creator>
              <dc:date>2021-02-19T15:53:17</dc:date>
            </office:change-info>
            <text:p text:style-name="P1"><text:span text:style-name="T1"><text:s/></text:span><text:bookmark text:name="__Annotation__27_2798858032____1"/><text:span text:style-name="T1">dolor</text:span></text:p>
          </text:deletion>
        </text:changed-region>
        <text:changed-region xml:id="ct94093965125072" text:id="ct94093965125072">
          <text:insertion>
            <office:change-info>
              <dc:creator>nl</dc:creator>
              <dc:date>2021-02-24T13:48:07</dc:date>
            </office:change-info>
          </text:insertion>
        </text:changed-region>
        <text:changed-region xml:id="ct94093967473968" text:id="ct94093967473968">
          <text:deletion>
            <office:change-info>
              <dc:creator>Unknown Author</dc:creator>
              <dc:date>2021-02-19T15:53:17</dc:date>
            </office:change-info>
            <text:p text:style-name="P1"><text:span text:style-name="T1"><text:s/></text:span><text:bookmark text:name="__Annotation__35_2798858032____1"/><text:span text:style-name="T1">sit</text:span></text:p>
          </text:deletion>
        </text:changed-region>
        <text:changed-region xml:id="ct94093968008496" text:id="ct94093968008496">
          <text:insertion>
            <office:change-info>
              <dc:creator>nl</dc:creator>
              <dc:date>2021-02-24T13:48:12</dc:date>
            </office:change-info>
          </text:insertion>
        </text:changed-region>
        <text:changed-region xml:id="ct94093962923984" text:id="ct94093962923984">
          <text:insertion>
            <office:change-info>
              <dc:creator>nl</dc:creator>
              <dc:date>2021-02-24T13:48:2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rem </text:span><text:change text:change-id="ct94093939645744"/><text:change-start text:change-id="ct94093967017584"/><text:span text:style-name="T1"><office:annotation office:name="__Annotation__53_2798858032" loext:resolved="false"><dc:creator>nl</dc:creator><dc:date>2021-02-24T13:48:29.317573331</dc:date><meta:creator-initials>nl</meta:creator-initials><text:p text:style-name="P3"><text:span text:style-name="T2">Ipsum dolor sit amet</text:span></text:p></office:annotation></text:span><text:span text:style-name="T1"><office:annotation office:name="__Annotation__19_2798858032" loext:resolved="false"><dc:creator>nl</dc:creator><dc:date>2021-02-24T13:48:00.669834803</dc:date><meta:creator-initials>nl</meta:creator-initials><text:p text:style-name="P3"><text:span text:style-name="T2">ipsum</text:span></text:p></office:annotation></text:span><office:annotation-end office:name="__Annotation__19_2798858032"/><text:change-end text:change-id="ct94093967017584"/><text:change text:change-id="ct94093967018560"/><text:change-start text:change-id="ct94093965125072"/><text:span text:style-name="T1"><office:annotation office:name="__Annotation__27_2798858032" loext:resolved="false"><dc:creator>nl</dc:creator><dc:date>2021-02-24T13:48:07.614725583</dc:date><meta:creator-initials>nl</meta:creator-initials><text:p text:style-name="P3"><text:span text:style-name="T2">dolor</text:span></text:p></office:annotation></text:span><office:annotation-end office:name="__Annotation__27_2798858032"/><text:change-end text:change-id="ct94093965125072"/><text:change text:change-id="ct94093967473968"/><text:change-start text:change-id="ct94093968008496"/><text:span text:style-name="T1"><office:annotation office:name="__Annotation__35_2798858032" loext:resolved="false"><dc:creator>nl</dc:creator><dc:date>2021-02-24T13:48:12.308173518</dc:date><meta:creator-initials>nl</meta:creator-initials><text:p text:style-name="P3"><text:span text:style-name="T2">sit</text:span></text:p></office:annotation></text:span><office:annotation-end office:name="__Annotation__35_2798858032"/><text:change-end text:change-id="ct94093968008496"/><text:span text:style-name="T1"><text:s/>amet</text:span><text:change-start text:change-id="ct94093962923984"/><office:annotation-end office:name="__Annotation__53_2798858032"/><text:change-end text:change-id="ct94093962923984"/><text:span text:style-name="T1">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OldHung" svg:font-family="'Noto Sans OldHung'" style:font-family-generic="swiss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ource Sans Pro Light" fo:font-size="12pt" fo:language="de" fo:country="DE" style:letter-kerning="true" style:font-name-asian="Noto Serif CJK SC" style:font-size-asian="10.5pt" style:language-asian="zh" style:country-asian="CN" style:font-name-complex="Noto Sans OldHung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 Light" fo:font-size="12pt" fo:language="de" fo:country="DE" style:letter-kerning="true" style:font-name-asian="Noto Serif CJK SC" style:font-size-asian="10.5pt" style:language-asian="zh" style:country-asian="CN" style:font-name-complex="Noto Sans OldHun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 Semibold" fo:font-family="'Source Sans Pro Semibold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OldHung" style:font-family-complex="'Noto Sans OldHung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 Light" fo:font-family="'Source Sans Pro Light'" style:font-family-generic="swiss" fo:font-size="12pt" fo:font-style="italic" style:font-size-asian="12pt" style:font-style-asian="italic" style:font-name-complex="Noto Sans OldHung" style:font-family-complex="'Noto Sans OldHung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9T15:52:42.791697671</meta:creation-date>
    <dc:date>2021-02-24T13:48:48.854133157</dc:date>
    <meta:editing-duration>PT1M47S</meta:editing-duration>
    <meta:editing-cycles>2</meta:editing-cycles>
    <meta:generator>LibreOfficeDev/7.2.0.0.alpha0$Linux_X86_64 LibreOffice_project/e79d2b11813492070b7238c4548e750ee599ae8d</meta:generator>
    <meta:document-statistic meta:table-count="0" meta:image-count="0" meta:object-count="0" meta:page-count="1" meta:paragraph-count="1" meta:word-count="2" meta:character-count="14" meta:non-whitespace-character-count="12"/>
  </office:meta>
</office:document-meta>
</file>